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lad1" table:style-name="ta1">
        <table:shapes>
          <draw:frame draw:z-index="0" draw:style-name="gr1" svg:width="15.999cm" svg:height="8.999cm" svg:x="4.617cm" svg:y="0.1cm">
            <draw:object draw:notify-on-update-of-ranges="Blad1.A1:Blad1.A5 Blad1.B1:Blad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</table:table>
      <table:table table:name="Blad2" table:style-name="ta1">
        <table:shapes>
          <draw:frame draw:z-index="0" draw:style-name="gr1" svg:width="15.999cm" svg:height="8.999cm" svg:x="4.617cm" svg:y="0.1cm">
            <draw:object draw:notify-on-update-of-ranges="Blad2.A1:Blad2.A5 Blad2.B1:Blad2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-11-2011</text:date>, <text:time>21:05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20:32:40.82</meta:creation-date>
    <dc:date>2011-11-21T21:05:06.10</dc:date>
    <meta:editing-duration>PT17M14S</meta:editing-duration>
    <meta:editing-cycles>1</meta:editing-cycles>
    <meta:document-statistic meta:table-count="2" meta:cell-count="20" meta:object-count="2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Blad1.A1:Blad1.B5" svg:x="0.77cm" svg:y="0.855cm" svg:width="11.923cm" svg:height="7.545cm">
          <chartooo:coordinate-region svg:x="1.206cm" svg:y="1.054cm" svg:width="11.24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ad1.B1:Blad1.B5" chart:class="chart:scatter">
            <chart:domain table:cell-range-address="Blad1.A1:Blad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lad1.A1:Blad1.A5</svg:desc>
                </draw:g>
              </table:table-cell>
              <table:table-cell office:value-type="float" office:value="1">
                <text:p>1</text:p>
                <draw:g>
                  <svg:desc>Blad1.B1:Blad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Blad2.A1:Blad2.B5" svg:x="0.77cm" svg:y="0.855cm" svg:width="11.923cm" svg:height="7.545cm">
          <chartooo:coordinate-region svg:x="1.206cm" svg:y="1.054cm" svg:width="11.24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ad2.B1:Blad2.B5" chart:class="chart:scatter">
            <chart:domain table:cell-range-address="Blad2.A1:Blad2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lad2.A1:Blad2.A5</svg:desc>
                </draw:g>
              </table:table-cell>
              <table:table-cell office:value-type="float" office:value="1">
                <text:p>1</text:p>
                <draw:g>
                  <svg:desc>Blad2.B1:Blad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